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7.011cm" fo:margin-left="0cm" fo:margin-right="-0.012cm" table:align="margins"/>
    </style:style>
    <style:style style:name="tabVersement.A" style:family="table-column">
      <style:table-column-properties style:column-width="3.784cm" style:rel-column-width="14574*"/>
    </style:style>
    <style:style style:name="tabVersement.B" style:family="table-column">
      <style:table-column-properties style:column-width="6.112cm" style:rel-column-width="23543*"/>
    </style:style>
    <style:style style:name="tabVersement.C" style:family="table-column">
      <style:table-column-properties style:column-width="7.117cm" style:rel-column-width="27418*"/>
    </style:style>
    <style:style style:name="tabVersement.A1" style:family="table-cell">
      <style:table-cell-properties fo:padding="0cm" fo:border="none"/>
    </style:style>
    <style:style style:name="P1" style:family="paragraph" style:parent-style-name="Standard">
      <style:text-properties style:font-name="Gill Sans MT_CCJU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>
          <table:table-cell table:style-name="tabVersement.A1" office:value-type="string">
            <text:p text:style-name="P3">%=qui=%</text:p>
          </table:table-cell>
          <table:table-cell table:style-name="tabVersement.A1" office:value-type="string">
            <text:p text:style-name="P2">%=adresseVersement=%</text:p>
          </table:table-cell>
          <table:table-cell table:style-name="tabVersement.A1" office:value-type="string">
            <text:p text:style-name="P2">%=adressePaiementVersement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1-20T17:10:40</dc:date>
    <meta:editing-cycles>6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3" meta:character-count="55"/>
  </office:meta>
</office:document-meta>
</file>